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c03f" officeooo:paragraph-rsid="000cc03f"/>
    </style:style>
    <style:style style:name="P2" style:family="paragraph" style:parent-style-name="Standard">
      <style:text-properties style:text-underline-style="solid" style:text-underline-width="auto" style:text-underline-color="font-color" officeooo:rsid="000e9e79" officeooo:paragraph-rsid="000e9e79"/>
    </style:style>
    <style:style style:name="P3" style:family="paragraph" style:parent-style-name="Standard">
      <style:text-properties style:text-underline-style="none" officeooo:rsid="000e9e79" officeooo:paragraph-rsid="000e9e79"/>
    </style:style>
    <style:style style:name="P4" style:family="paragraph" style:parent-style-name="Standard">
      <style:text-properties officeooo:rsid="000cc03f" officeooo:paragraph-rsid="000cc03f"/>
    </style:style>
    <style:style style:name="P5" style:family="paragraph" style:parent-style-name="Standard">
      <style:text-properties style:text-underline-style="solid" style:text-underline-width="auto" style:text-underline-color="font-color" officeooo:rsid="000f826b" officeooo:paragraph-rsid="000f826b"/>
    </style:style>
    <style:style style:name="P6" style:family="paragraph" style:parent-style-name="Standard">
      <style:text-properties officeooo:rsid="000f826b" officeooo:paragraph-rsid="000f826b"/>
    </style:style>
    <style:style style:name="T1" style:family="text">
      <style:text-properties officeooo:rsid="000e9e79"/>
    </style:style>
    <style:style style:name="T2" style:family="text">
      <style:text-properties style:text-underline-style="none"/>
    </style:style>
    <style:style style:name="T3" style:family="text">
      <style:text-properties officeooo:rsid="000f82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ngeon Card Game :</text:p>
      <text:p text:style-name="P1"/>
      <text:p text:style-name="P1">Joueur contre joueur, le but est de réduire la barre de vie adverse à 0.</text:p>
      <text:p text:style-name="P1"/>
      <text:p text:style-name="P1">Il existe plusieurs types de cartes :</text:p>
      <text:p text:style-name="P1"/>
      <text:p text:style-name="P2">Cartes obtenues dans des coffres :</text:p>
      <text:p text:style-name="P3"/>
      <text:p text:style-name="P3">- À chaque tour, deux coffres de valeur aléatoire apparaissent au milieu du plateau (un item et un gun). Un joueur qui possède un mob sur la même rangée peut s’en emparer et le ramener au joueur (en se déplaçant). Le joueur peut ensuite ouvrir un coffre en utilisant une clé.</text:p>
      <text:p text:style-name="P1"/>
      <text:p text:style-name="P1">- Les guns sont des cartes qui n’ont pas de défense. Le joueur les équipe et peut les utiliser pendant son tour pour attaquer à distance le joueur ou un ennemi. Chaque tir consomme des munitions, et une fois l’arme vide, elle est défaussée. L’arme est également soumise à une portée, et ne peut tirer que sur les ennemis dans une rangée suffisamment proche. Les armes possèdent des synergies qui leur permettent d’être améliorées une fois combinées avec d’autres armes ou items.</text:p>
      <text:p text:style-name="P1"/>
      <text:p text:style-name="P1">- Les items passifs et actifs <text:span text:style-name="T1">sont posés à côté du joueur. Ils </text:span><text:span text:style-name="T3">sont, dans le cas des passifs, activés lorsqu’une certaine condition est remplie, ou à usage unique, et dans le cas des actifs, activés quand le joueur le souhaite (recharge encore à définir)</text:span></text:p>
      <text:p text:style-name="P1"/>
      <text:p text:style-name="P5">Cartes posées manuellement :</text:p>
      <text:p text:style-name="P5"><text:span text:style-name="T2"/></text:p>
      <text:p text:style-name="P6"><text:span text:style-name="T2">Les joueurs peuvent également invoquer des mobs, en les recrutant avec de l’argent. Les mobs sont alors posés sur la ligne la plus proche du joueur. Les mobs possèdent de l’attaque et de la défense, ainsi que des points de mouvement. Chaque mob donne de l’argent à sa mort, parfois davantage selon la difficulté à le tu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5:48:51.616183550</meta:creation-date>
    <dc:date>2021-01-29T18:14:22.811795437</dc:date>
    <meta:editing-duration>PT2H4M32S</meta:editing-duration>
    <meta:editing-cycles>2</meta:editing-cycles>
    <meta:generator>LibreOffice/6.4.6.2$Linux_X86_64 LibreOffice_project/40$Build-2</meta:generator>
    <meta:document-statistic meta:table-count="0" meta:image-count="0" meta:object-count="0" meta:page-count="1" meta:paragraph-count="9" meta:word-count="271" meta:character-count="1519" meta:non-whitespace-character-count="1257"/>
  </office:meta>
</office:document-meta>
</file>